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366in"/>
    </style:style>
    <style:style style:name="co5" style:family="table-column">
      <style:table-column-properties fo:break-before="auto" style:column-width="0.5354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 office:value-type="string">
            <text:p>Quarterback </text:p>
          </table:table-cell>
          <table:table-cell office:value-type="string">
            <text:p>Year</text:p>
          </table:table-cell>
          <table:table-cell office:value-type="string">
            <text:p>EFF. Rating</text:p>
          </table:table-cell>
          <table:table-cell office:value-type="string">
            <text:p>Passing Yards</text:p>
          </table:table-cell>
          <table:table-cell office:value-type="string">
            <text:p>TD's</text:p>
          </table:table-cell>
          <table:table-cell office:value-type="string">
            <text:p>INT's </text:p>
          </table:table-cell>
          <table:table-cell office:value-type="string">
            <text:p>Rushes</text:p>
          </table:table-cell>
          <table:table-cell office:value-type="string">
            <text:p>Rush Yards</text:p>
          </table:table-cell>
          <table:table-cell office:value-type="string">
            <text:p>Rush TD's </text:p>
          </table:table-cell>
          <table:table-cell table:style-name="Default" office:value-type="string">
            <text:p>GP/GS</text:p>
          </table:table-cell>
        </table:table-row>
        <table:table-row table:style-name="ro2">
          <table:table-cell office:value-type="string">
            <text:p>Jammal Lord</text:p>
          </table:table-cell>
          <table:table-cell office:value-type="float" office:value="2000">
            <text:p>2000</text:p>
          </table:table-cell>
          <table:table-cell office:value-type="float" office:value="104.65">
            <text:p>104.6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string">
            <text:p>6/0</text:p>
          </table:table-cell>
        </table:table-row>
        <table:table-row table:style-name="ro2">
          <table:table-cell office:value-type="string">
            <text:p>Jammal Lord</text:p>
          </table:table-cell>
          <table:table-cell office:value-type="float" office:value="2001">
            <text:p>2001</text:p>
          </table:table-cell>
          <table:table-cell office:value-type="float" office:value="105.75">
            <text:p>105.7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string">
            <text:p>6/0</text:p>
          </table:table-cell>
        </table:table-row>
        <table:table-row table:style-name="ro2">
          <table:table-cell office:value-type="string">
            <text:p>Jammal Lord</text:p>
          </table:table-cell>
          <table:table-cell office:value-type="float" office:value="2002">
            <text:p>2002</text:p>
          </table:table-cell>
          <table:table-cell office:value-type="float" office:value="110.3">
            <text:p>110.3</text:p>
          </table:table-cell>
          <table:table-cell office:value-type="float" office:value="1362">
            <text:p>1362</text:p>
          </table:table-cell>
          <table:table-cell table:number-columns-repeated="2" office:value-type="float" office:value="12">
            <text:p>12</text:p>
          </table:table-cell>
          <table:table-cell office:value-type="float" office:value="251">
            <text:p>251</text:p>
          </table:table-cell>
          <table:table-cell office:value-type="float" office:value="1412">
            <text:p>1412</text:p>
          </table:table-cell>
          <table:table-cell office:value-type="float" office:value="8">
            <text:p>8</text:p>
          </table:table-cell>
          <table:table-cell table:style-name="Default" office:value-type="string">
            <text:p>14/14</text:p>
          </table:table-cell>
        </table:table-row>
        <table:table-row table:style-name="ro2">
          <table:table-cell office:value-type="string">
            <text:p>Jammal Lord</text:p>
          </table:table-cell>
          <table:table-cell office:value-type="float" office:value="2003">
            <text:p>2003</text:p>
          </table:table-cell>
          <table:table-cell office:value-type="float" office:value="112.74">
            <text:p>112.74</text:p>
          </table:table-cell>
          <table:table-cell office:value-type="float" office:value="1305">
            <text:p>130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5">
            <text:p>215</text:p>
          </table:table-cell>
          <table:table-cell office:value-type="float" office:value="948">
            <text:p>948</text:p>
          </table:table-cell>
          <table:table-cell office:value-type="float" office:value="10">
            <text:p>10</text:p>
          </table:table-cell>
          <table:table-cell table:style-name="Default" office:value-type="string">
            <text:p>13/13</text:p>
          </table:table-cell>
        </table:table-row>
        <table:table-row table:style-name="ro2">
          <table:table-cell office:value-type="string">
            <text:p>Zac Taylor</text:p>
          </table:table-cell>
          <table:table-cell office:value-type="float" office:value="2005">
            <text:p>2005</text:p>
          </table:table-cell>
          <table:table-cell office:value-type="float" office:value="115.94">
            <text:p>115.94</text:p>
          </table:table-cell>
          <table:table-cell office:value-type="float" office:value="2653">
            <text:p>2653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  <table:table-cell office:value-type="string">
            <text:p>12/12</text:p>
          </table:table-cell>
        </table:table-row>
        <table:table-row table:style-name="ro2">
          <table:table-cell office:value-type="string">
            <text:p>Zac Taylor</text:p>
          </table:table-cell>
          <table:table-cell office:value-type="float" office:value="2006">
            <text:p>2006</text:p>
          </table:table-cell>
          <table:table-cell office:value-type="float" office:value="146.12">
            <text:p>146.12</text:p>
          </table:table-cell>
          <table:table-cell office:value-type="float" office:value="3197">
            <text:p>319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/a</text:p>
          </table:table-cell>
          <table:table-cell office:value-type="float" office:value="2">
            <text:p>2</text:p>
          </table:table-cell>
          <table:table-cell table:style-name="Default" office:value-type="string">
            <text:p>14/14</text:p>
          </table:table-cell>
        </table:table-row>
        <table:table-row table:style-name="ro1">
          <table:table-cell office:value-type="string">
            <text:p>Eric Crouch</text:p>
          </table:table-cell>
          <table:table-cell office:value-type="float" office:value="1998">
            <text:p>1998</text:p>
          </table:table-cell>
          <table:table-cell office:value-type="float" office:value="103.65">
            <text:p>103.65</text:p>
          </table:table-cell>
          <table:table-cell office:value-type="float" office:value="601">
            <text:p>601</text:p>
          </table:table-cell>
          <table:table-cell table:number-columns-repeated="2"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459">
            <text:p>459</text:p>
          </table:table-cell>
          <table:table-cell office:value-type="float" office:value="5">
            <text:p>5</text:p>
          </table:table-cell>
          <table:table-cell office:value-type="string">
            <text:p>8/5</text:p>
          </table:table-cell>
        </table:table-row>
        <table:table-row table:style-name="ro1">
          <table:table-cell office:value-type="string">
            <text:p>Eric Crouch</text:p>
          </table:table-cell>
          <table:table-cell office:value-type="float" office:value="1999">
            <text:p>1999</text:p>
          </table:table-cell>
          <table:table-cell office:value-type="float" office:value="127.93">
            <text:p>127.93</text:p>
          </table:table-cell>
          <table:table-cell office:value-type="float" office:value="1269">
            <text:p>126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889">
            <text:p>889</text:p>
          </table:table-cell>
          <table:table-cell office:value-type="float" office:value="16">
            <text:p>16</text:p>
          </table:table-cell>
          <table:table-cell office:value-type="string">
            <text:p>12/10</text:p>
          </table:table-cell>
        </table:table-row>
        <table:table-row table:style-name="ro1">
          <table:table-cell office:value-type="string">
            <text:p>Eric Crouch</text:p>
          </table:table-cell>
          <table:table-cell office:value-type="float" office:value="2000">
            <text:p>2000</text:p>
          </table:table-cell>
          <table:table-cell office:value-type="float" office:value="121.66">
            <text:p>121.66</text:p>
          </table:table-cell>
          <table:table-cell office:value-type="float" office:value="1101">
            <text:p>110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971">
            <text:p>971</text:p>
          </table:table-cell>
          <table:table-cell office:value-type="float" office:value="20">
            <text:p>20</text:p>
          </table:table-cell>
          <table:table-cell office:value-type="string">
            <text:p>11/11</text:p>
          </table:table-cell>
        </table:table-row>
        <table:table-row table:style-name="ro1">
          <table:table-cell office:value-type="string">
            <text:p>Eric Crouch</text:p>
          </table:table-cell>
          <table:table-cell office:value-type="float" office:value="2001">
            <text:p>2001</text:p>
          </table:table-cell>
          <table:table-cell office:value-type="float" office:value="124.31">
            <text:p>124.31</text:p>
          </table:table-cell>
          <table:table-cell office:value-type="float" office:value="1510">
            <text:p>15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office:value-type="float" office:value="1115">
            <text:p>1115</text:p>
          </table:table-cell>
          <table:table-cell office:value-type="float" office:value="18">
            <text:p>18</text:p>
          </table:table-cell>
          <table:table-cell office:value-type="string">
            <text:p>12/12</text:p>
          </table:table-cell>
        </table:table-row>
        <table:table-row table:style-name="ro1">
          <table:table-cell office:value-type="string">
            <text:p>Taylor Martinez</text:p>
          </table:table-cell>
          <table:table-cell office:value-type="float" office:value="2010">
            <text:p>2010</text:p>
          </table:table-cell>
          <table:table-cell office:value-type="float" office:value="138.78">
            <text:p>138.78</text:p>
          </table:table-cell>
          <table:table-cell office:value-type="float" office:value="1631">
            <text:p>163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2">
            <text:p>162</text:p>
          </table:table-cell>
          <table:table-cell office:value-type="float" office:value="965">
            <text:p>965</text:p>
          </table:table-cell>
          <table:table-cell office:value-type="float" office:value="12">
            <text:p>12</text:p>
          </table:table-cell>
          <table:table-cell table:style-name="Default" office:value-type="string">
            <text:p>13/12</text:p>
          </table:table-cell>
        </table:table-row>
        <table:table-row table:style-name="ro1">
          <table:table-cell office:value-type="string">
            <text:p>Taylor Martinez</text:p>
          </table:table-cell>
          <table:table-cell office:value-type="float" office:value="2011">
            <text:p>2011</text:p>
          </table:table-cell>
          <table:table-cell office:value-type="float" office:value="126.52">
            <text:p>126.52</text:p>
          </table:table-cell>
          <table:table-cell office:value-type="float" office:value="2089">
            <text:p>208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8">
            <text:p>188</text:p>
          </table:table-cell>
          <table:table-cell office:value-type="float" office:value="874">
            <text:p>874</text:p>
          </table:table-cell>
          <table:table-cell office:value-type="float" office:value="9">
            <text:p>9</text:p>
          </table:table-cell>
          <table:table-cell table:style-name="Default" office:value-type="string">
            <text:p>13/13</text:p>
          </table:table-cell>
        </table:table-row>
        <table:table-row table:style-name="ro1">
          <table:table-cell office:value-type="string">
            <text:p>Taylor Martinez</text:p>
          </table:table-cell>
          <table:table-cell office:value-type="float" office:value="2012">
            <text:p>2012</text:p>
          </table:table-cell>
          <table:table-cell office:value-type="float" office:value="141.59">
            <text:p>141.59</text:p>
          </table:table-cell>
          <table:table-cell office:value-type="float" office:value="2871">
            <text:p>287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95">
            <text:p>195</text:p>
          </table:table-cell>
          <table:table-cell office:value-type="float" office:value="1019">
            <text:p>1019</text:p>
          </table:table-cell>
          <table:table-cell office:value-type="float" office:value="10">
            <text:p>10</text:p>
          </table:table-cell>
          <table:table-cell table:style-name="Default" office:value-type="string">
            <text:p>14/14</text:p>
          </table:table-cell>
        </table:table-row>
        <table:table-row table:style-name="ro1">
          <table:table-cell office:value-type="string">
            <text:p>Taylor Martinez</text:p>
          </table:table-cell>
          <table:table-cell office:value-type="float" office:value="2013">
            <text:p>2013</text:p>
          </table:table-cell>
          <table:table-cell office:value-type="float" office:value="140">
            <text:p>140</text:p>
          </table:table-cell>
          <table:table-cell office:value-type="float" office:value="667">
            <text:p>66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4/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11/25/2013</text:date>, <text:time>19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ge Peake</meta:initial-creator>
    <meta:creation-date>2013-11-25T13:53:54</meta:creation-date>
    <dc:date>2013-11-25T19:09:44</dc:date>
    <dc:creator>Gage Peake</dc:creator>
    <meta:editing-duration>PT4H13M17S</meta:editing-duration>
    <meta:editing-cycles>1</meta:editing-cycles>
    <meta:generator>OpenOffice/4.0.1$Unix OpenOffice.org_project/401m5$Build-9714</meta:generator>
    <meta:document-statistic meta:table-count="3" meta:cell-count="150" meta:object-count="0"/>
  </office:meta>
</office:document-meta>
</file>